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-color="#000000" draw:textarea-horizontal-align="center" draw:textarea-vertical-align="middl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0.635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1.054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1.855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fo:min-height="1.01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2cm" svg:stroke-color="#000000" draw:fill="none" draw:fill-color="#ffffff" fo:min-height="1.097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808080" fo:font-size="18pt"/>
    </style:style>
    <style:style style:name="T1" style:family="text">
      <style:text-properties fo:color="#80808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135cm" svg:height="0.515cm" draw:transform="rotate (-0.726755100531488) translate (13.38cm 6.276cm)" svg:viewBox="0 0 3136 516" svg:d="m0-8400c608 9 3136 516 3136 516">
          <text:p text:style-name="P2"/>
        </draw:path>
        <draw:circle draw:style-name="gr2" draw:text-style-name="P1" draw:layer="layout" svg:width="0.634cm" svg:height="0.633cm" svg:x="4.39cm" svg:y="5.382cm">
          <text:p text:style-name="P2"/>
        </draw:circle>
        <draw:circle draw:style-name="gr2" draw:text-style-name="P1" draw:layer="layout" svg:width="0.635cm" svg:height="0.635cm" svg:x="8.249cm" svg:y="12.227cm">
          <text:p text:style-name="P2"/>
        </draw:circle>
        <draw:connector draw:style-name="gr3" draw:text-style-name="P1" draw:layer="layout" draw:type="curve" svg:x1="10.984cm" svg:y1="12.755cm" svg:x2="10.984cm" svg:y2="9.43cm" draw:start-shape="id1" draw:start-glue-point="0" draw:end-shape="id2" draw:end-glue-point="2" svg:d="m10984 12755v-3325">
          <text:p text:style-name="P2"/>
        </draw:connector>
        <draw:path draw:style-name="gr1" draw:text-style-name="P1" draw:layer="layout" svg:width="3.333cm" svg:height="0.424cm" draw:transform="rotate (-0.984016632275403) translate (9.543cm 6.115cm)" svg:viewBox="0 0 3334 425" svg:d="m0-9122c554 120 3334 425 3334 425">
          <text:p text:style-name="P2"/>
        </draw:path>
        <draw:path draw:style-name="gr1" draw:text-style-name="P1" draw:layer="layout" svg:width="3.047cm" svg:height="0.605cm" draw:transform="rotate (1.42890105860749) translate (8.56432094361882cm 9.07261729530361cm)" svg:viewBox="0 0 3048 606" svg:d="m0 19532c542-100 3048 596 3048 596">
          <text:p text:style-name="P2"/>
        </draw:path>
        <draw:path draw:style-name="gr1" draw:text-style-name="P1" draw:layer="layout" svg:width="4.542cm" svg:height="1.049cm" draw:transform="skewX (-0.492706447837906) rotate (-0.832347520277125) translate (10.078036297332cm 2.7105198716932cm)" svg:viewBox="0 0 4543 1050" svg:d="m0-10207c786-70 4543-1050 4543-1050">
          <text:p text:style-name="P2"/>
        </draw:path>
        <draw:path draw:style-name="gr4" draw:text-style-name="P1" draw:layer="layout" svg:width="2.602cm" svg:height="0.223cm" draw:transform="skewX (0.0137881010907526) rotate (-2.85745305136576) translate (7.12592013343755cm 5.04121139653747cm)" svg:viewBox="0 0 2603 224" svg:d="m0-13449c222 9 2603-224 2603-224">
          <text:p text:style-name="P2"/>
        </draw:path>
        <draw:circle draw:style-name="gr2" draw:text-style-name="P1" draw:layer="layout" svg:width="0.635cm" svg:height="0.635cm" svg:x="9.322cm" svg:y="5.825cm">
          <text:p text:style-name="P2"/>
        </draw:circle>
        <draw:circle draw:style-name="gr2" draw:text-style-name="P1" draw:id="id2" draw:layer="layout" svg:width="0.635cm" svg:height="0.635cm" svg:x="10.667cm" svg:y="8.795cm">
          <text:p text:style-name="P2"/>
        </draw:circle>
        <draw:path draw:style-name="gr4" draw:text-style-name="P1" draw:layer="layout" svg:width="2.464cm" svg:height="0.031cm" draw:transform="skewX (1.44565621942663) rotate (1.5707963267946) translate (9.61700041090661cm 6.00818962408564cm)" svg:viewBox="0 0 2465 32" svg:d="m2465 19266c-294-8-2465-32-2465-32">
          <text:p text:style-name="P2"/>
        </draw:path>
        <draw:circle draw:style-name="gr2" draw:text-style-name="P1" draw:layer="layout" svg:width="0.635cm" svg:height="0.635cm" svg:x="8.249cm" svg:y="8.657cm">
          <text:p text:style-name="P2"/>
        </draw:circle>
        <draw:circle draw:style-name="gr2" draw:text-style-name="P1" draw:layer="layout" svg:width="0.635cm" svg:height="0.635cm" svg:x="13.033cm" svg:y="5.961cm">
          <text:p text:style-name="P2"/>
        </draw:circle>
        <draw:circle draw:style-name="gr2" draw:text-style-name="P1" draw:layer="layout" svg:width="0.635cm" svg:height="0.635cm" svg:x="14.978cm" svg:y="8.488cm">
          <text:p text:style-name="P2"/>
        </draw:circle>
        <draw:circle draw:style-name="gr2" draw:text-style-name="P1" draw:layer="layout" svg:width="0.635cm" svg:height="0.636cm" svg:x="2.27cm" svg:y="7.995cm">
          <text:p text:style-name="P2"/>
        </draw:circle>
        <draw:path draw:style-name="gr1" draw:text-style-name="P1" draw:layer="layout" svg:width="3.322cm" svg:height="1.608cm" draw:transform="rotate (1.1058406140634) translate (7.10985287550071cm 15.5365733403477cm)" svg:viewBox="0 0 3323 1609" svg:d="m0 28252c533-72 3323-1609 3323-1609">
          <text:p text:style-name="P2"/>
        </draw:path>
        <draw:circle draw:style-name="gr2" draw:text-style-name="P1" draw:id="id1" draw:layer="layout" svg:width="0.635cm" svg:height="0.635cm" svg:x="10.667cm" svg:y="12.755cm">
          <text:p text:style-name="P2"/>
        </draw:circle>
        <draw:circle draw:style-name="gr2" draw:text-style-name="P1" draw:layer="layout" svg:width="0.634cm" svg:height="0.633cm" svg:x="4.39cm" svg:y="7.995cm">
          <text:p text:style-name="P2"/>
        </draw:circle>
        <draw:circle draw:style-name="gr2" draw:text-style-name="P1" draw:layer="layout" svg:width="0.635cm" svg:height="0.635cm" svg:x="9.34cm" svg:y="3.54cm">
          <text:p text:style-name="P2"/>
        </draw:circle>
        <draw:path draw:style-name="gr4" draw:text-style-name="P1" draw:layer="layout" svg:width="2.11cm" svg:height="0.125cm" draw:transform="skewX (-0.648913415891369) rotate (-1.52506870039354) translate (10.9852621570634cm 13.3222231693774cm)" svg:viewBox="0 0 2111 126" svg:d="m2111-20604c-306 1-2111-126-2111-126">
          <text:p text:style-name="P2"/>
        </draw:path>
        <draw:path draw:style-name="gr4" draw:text-style-name="P1" draw:layer="layout" svg:width="2.114cm" svg:height="1.453cm" draw:transform="rotate (0.958360292269905) translate (3.48940961353485cm 7.47525201216053cm)" svg:viewBox="0 0 2115 1454" svg:d="m0 15759c673-408 2115-1454 2115-1454">
          <text:p text:style-name="P2"/>
        </draw:path>
        <draw:frame draw:style-name="gr5" draw:text-style-name="P3" draw:layer="layout" svg:width="1.27cm" svg:height="1.825cm" svg:x="4.522cm" svg:y="6.688cm">
          <draw:text-box>
            <text:p text:style-name="P2"><text:span text:style-name="T1">8</text:span></text:p>
            <text:p text:style-name="P2"><text:span text:style-name="T1"/></text:p>
          </draw:text-box>
        </draw:frame>
        <draw:frame draw:style-name="gr5" draw:text-style-name="P3" draw:layer="layout" svg:width="1.27cm" svg:height="1.825cm" svg:x="2.664cm" svg:y="6.106cm">
          <draw:text-box>
            <text:p text:style-name="P2"><text:span text:style-name="T1">7</text:span></text:p>
            <text:p text:style-name="P2"><text:span text:style-name="T1"/></text:p>
          </draw:text-box>
        </draw:frame>
        <draw:frame draw:style-name="gr5" draw:text-style-name="P3" draw:layer="layout" svg:width="1.27cm" svg:height="1.114cm" svg:x="11.16cm" svg:y="13.932cm">
          <draw:text-box>
            <text:p text:style-name="P2"><text:span text:style-name="T1">4</text:span></text:p>
          </draw:text-box>
        </draw:frame>
        <draw:frame draw:style-name="gr6" draw:text-style-name="P3" draw:layer="layout" svg:width="1.646cm" svg:height="1.456cm" svg:x="10.556cm" svg:y="7.135cm">
          <draw:text-box>
            <text:p text:style-name="P2"><text:span text:style-name="T1">14</text:span></text:p>
          </draw:text-box>
        </draw:frame>
        <draw:frame draw:style-name="gr7" draw:text-style-name="P3" draw:layer="layout" svg:width="1.26cm" svg:height="2.536cm" svg:x="10.925cm" svg:y="10.443cm">
          <draw:text-box>
            <text:p text:style-name="P2"><text:span text:style-name="T1">6</text:span></text:p>
            <text:p text:style-name="P2"><text:span text:style-name="T1"/></text:p>
            <text:p text:style-name="P2"><text:span text:style-name="T1"/></text:p>
          </draw:text-box>
        </draw:frame>
        <draw:frame draw:style-name="gr5" draw:text-style-name="P3" draw:layer="layout" svg:width="1.27cm" svg:height="1.114cm" svg:x="8.559cm" svg:y="13.842cm">
          <draw:text-box>
            <text:p text:style-name="P2"><text:span text:style-name="T1">3</text:span></text:p>
          </draw:text-box>
        </draw:frame>
        <draw:frame draw:style-name="gr5" draw:text-style-name="P3" draw:layer="layout" svg:width="1.436cm" svg:height="1.114cm" svg:x="4.696cm" svg:y="9.801cm">
          <draw:text-box>
            <text:p text:style-name="P2"><text:span text:style-name="T1">11</text:span></text:p>
          </draw:text-box>
        </draw:frame>
        <draw:frame draw:style-name="gr5" draw:text-style-name="P3" draw:layer="layout" svg:width="1.27cm" svg:height="1.825cm" svg:x="5.19cm" svg:y="4.276cm">
          <draw:text-box>
            <text:p text:style-name="P2"><text:span text:style-name="T1">2</text:span></text:p>
            <text:p text:style-name="P2"><text:span text:style-name="T1"/></text:p>
          </draw:text-box>
        </draw:frame>
        <draw:frame draw:style-name="gr5" draw:text-style-name="P3" draw:layer="layout" svg:width="1.27cm" svg:height="1.825cm" svg:x="11.666cm" svg:y="4.055cm">
          <draw:text-box>
            <text:p text:style-name="P2"><text:span text:style-name="T1">5</text:span></text:p>
            <text:p text:style-name="P2"><text:span text:style-name="T1"/></text:p>
          </draw:text-box>
        </draw:frame>
        <draw:frame draw:style-name="gr5" draw:text-style-name="P3" draw:layer="layout" svg:width="1.144cm" svg:height="1.114cm" svg:x="14.531cm" svg:y="6.826cm">
          <draw:text-box>
            <text:p text:style-name="P2"><text:span text:style-name="T1">1</text:span></text:p>
          </draw:text-box>
        </draw:frame>
        <draw:path draw:style-name="gr4" draw:text-style-name="P1" draw:layer="layout" svg:width="3.348cm" svg:height="0.428cm" draw:transform="rotate (0.958360292269905) translate (2.42876431432181cm 8.2384716595221cm)" svg:viewBox="0 0 3349 429" svg:d="m0 13571c673-408 3349 304 3349 304">
          <text:p text:style-name="P2"/>
        </draw:path>
        <draw:circle draw:style-name="gr2" draw:text-style-name="P1" draw:layer="layout" svg:width="0.635cm" svg:height="0.635cm" svg:x="8.25cm" svg:y="15.87cm">
          <text:p text:style-name="P2"/>
        </draw:circle>
        <draw:frame draw:style-name="gr8" draw:text-style-name="P3" draw:layer="layout" svg:width="1.461cm" svg:height="1.825cm" svg:x="8.718cm" svg:y="7.514cm">
          <draw:text-box>
            <text:p text:style-name="P2"><text:span text:style-name="T1">12</text:span></text:p>
            <text:p text:style-name="P2"><text:span text:style-name="T1"/></text:p>
          </draw:text-box>
        </draw:frame>
        <draw:path draw:style-name="gr1" draw:text-style-name="P1" draw:layer="layout" svg:width="3.322cm" svg:height="1.608cm" draw:transform="rotate (1.1058406140634) translate (7.07885287550072cm 11.7705733403477cm)" svg:viewBox="0 0 3323 1609" svg:d="m0 24819c533-72 3323-1609 3323-1609">
          <text:p text:style-name="P2"/>
        </draw:path>
        <draw:path draw:style-name="gr1" draw:text-style-name="P1" draw:layer="layout" svg:width="3.322cm" svg:height="1.608cm" draw:transform="rotate (1.1058406140634) translate (3.1868528755007cm 11.2415733403477cm)" svg:viewBox="0 0 3323 1609" svg:d="m0 17387c533-72 3323-1609 3323-1609">
          <text:p text:style-name="P2"/>
        </draw:path>
        <draw:circle draw:style-name="gr2" draw:text-style-name="P1" draw:layer="layout" svg:width="0.635cm" svg:height="0.635cm" svg:x="4.391cm" svg:y="11.669cm">
          <text:p text:style-name="P2"/>
        </draw:circle>
        <draw:frame draw:style-name="gr5" draw:text-style-name="P3" draw:layer="layout" svg:width="1.27cm" svg:height="1.114cm" svg:x="8.37cm" svg:y="10.33cm">
          <draw:text-box>
            <text:p text:style-name="P2"><text:span text:style-name="T1">8</text:span></text:p>
          </draw:text-box>
        </draw:frame>
        <draw:frame draw:style-name="gr9" draw:text-style-name="P3" draw:layer="layout" svg:width="1.623cm" svg:height="1.499cm" svg:x="9.707cm" svg:y="4.54cm">
          <draw:text-box>
            <text:p text:style-name="P2"><text:span text:style-name="T1">10</text:span></text:p>
          </draw:text-box>
        </draw:frame>
        <draw:path draw:style-name="gr4" draw:text-style-name="P1" draw:layer="layout" svg:width="2.602cm" svg:height="0.223cm" draw:transform="skewX (0.0137881010907526) rotate (-2.85745305136576) translate (9.61692013343755cm 4.07621139653748cm)" svg:viewBox="0 0 2603 224" svg:d="m0-12993c222 9 2603-224 2603-224">
          <text:p text:style-name="P2"/>
        </draw:path>
        <draw:circle draw:style-name="gr2" draw:text-style-name="P1" draw:layer="layout" svg:width="0.634cm" svg:height="0.633cm" svg:x="6.755cm" svg:y="4.512cm">
          <text:p text:style-name="P2"/>
        </draw:circle>
        <draw:frame draw:style-name="gr5" draw:text-style-name="P3" draw:layer="layout" svg:width="1.436cm" svg:height="1.114cm" svg:x="7.31cm" svg:y="3.358cm">
          <draw:text-box>
            <text:p text:style-name="P2"><text:span text:style-name="T1">13</text:span></text:p>
          </draw:text-box>
        </draw:frame>
        <draw:circle draw:style-name="gr2" draw:text-style-name="P1" draw:layer="layout" svg:width="0.635cm" svg:height="0.635cm" svg:x="10.679cm" svg:y="15.342cm">
          <text:p text:style-name="P2"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7-21T15:17:07</meta:creation-date>
    <dc:creator>Chris Nicholls</dc:creator>
    <dc:date>2010-07-28T12:16:01</dc:date>
    <meta:editing-cycles>4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